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If The World Bulllies Me I Bully The World" by Joseph Malone</text:p>
      <text:p text:style-name="Standard"/>
      <text:p text:style-name="Standard"/>
      <text:p text:style-name="Standard">About me:</text:p>
      <text:p text:style-name="Standard">When I was 16 Tupac died. When I was 17 I learned about Killuminati. Turns out everything wrong in my life is their fault. Turns out they are a cult that controls a group known as the Freemasons. So doing what any responsible person would do I raised awareness and helped solve social problems by explaining problems and offering bulletproof solutions. The result? The 99% including the poor, anti establiment, counterculture, and minorities admtted they were part of the conspiracy and woud never support me. Then they tried to coerce me into joing the freemasins or similiar groups. To be cleasr these are cults that demand complete control over members lives. This is the same as addiction to drugs or slavery where something other than your self dictates your decisions. When I rejected their offers they railroaded me into jail and finically ruined me. At this point all I care about is revenge. </text:p>
      <text:p text:style-name="Standard"/>
      <text:p text:style-name="Standard"/>
      <text:p text:style-name="Standard">About false or impractical positivity:</text:p>
      <text:p text:style-name="Standard">Anything promoted as positive is so that cultists who serve the system can harm others with little to no retaliation. This is 100% a corrupt agenda to hurt others without fear of being harmed back. When society demands peaceful submission from its victims we have established a facist regime wholly tyrannical that causes all the problems the political left claims to fight against, that the political right says "we are the party that does not care about your feelings". <text:s/>This is corrupt but does not need to be.</text:p>
      <text:p text:style-name="Standard"/>
      <text:p text:style-name="Standard">What is at stake is freedom. Freedom is not an abstact idea hard to define, it is the status of a person <text:s/>as being opposite from a slave. To be clear slavery is the opposite of freedom so you are either a slave or free, there is no grey area. </text:p>
      <text:p text:style-name="Standard"/>
      <text:p text:style-name="Standard"/>
      <text:p text:style-name="Standard">About freedom: Freedom is the tool used to create wealth in any society or civilization. People who are denied freedom do not have the ability to build wealth. If freedom was a hammer then wealth is the finished project or product. One cannot increase their quality of life without money. One cannot earn money if they are denied the freedom to work. One cannot work if they are discrimated against or gatekept. America has failed in it's promise to aspire to freedom for all by denying basic constitutional rights to all members of it's society going as far as to fail to even live up to the preamble of the constitution, "...life, liberty, and pursuit of happiness". </text:p>
      <text:p text:style-name="Standard"/>
      <text:p text:style-name="Standard"/>
      <text:p text:style-name="Standard">The end result of such repeated abuse is tryranny reigning over the oppressed. To be clear oppression is the state of government denying basic rights to its people. America is especially atrocious in the fact it admits people deserve these rights but still does nothing to safeguard them or worse actively conspires to prevent them form acheiving success if it means government may not have enough to go around. </text:p>
      <text:p text:style-name="Standard"/>
      <text:p text:style-name="Standard"/>
      <text:p text:style-name="Standard">Freedom is about choice and free will. Free will to choose what you study, what you decide for a liviehood, and what quality of live you want to build for yourself under your own ruleset. Any denial of this is oppression.</text:p>
      <text:p text:style-name="Standard"/>
      <text:p text:style-name="Standard"/>
      <text:p text:style-name="Standard">Protestors march every day over various grievances but none mention freedom because to do so, especially in liberal circles, is taboo. "Freedom" has been replaced with "rights", "civil liberties", <text:soft-page-break/>and "entitlement". Although slight this nuance is symbolic and if anything all governments operate on symbolism and positioning. It is a critical sign that they are not acknoloding a person right to freedom itself and thereefore a break in not only trust but the social contract which in the United State Constitution, the document which gives the United States government right to exist in the first place.</text:p>
      <text:p text:style-name="Standard"/>
      <text:p text:style-name="Standard"/>
      <text:p text:style-name="Standard">Without the people's consent we have tyrannical government causing problems that affect the civilians while whistfully claiming not to worry because they are on the job. When grievances are too much and government cannot placate the citizenry demands for new government will be made. The premption of this is to ensure that the people know less and less of their rights and less and less of the demands they are entitled to make of governement. Some blame education, others the apathy of the young, meanwhile I clearly place blame at direct connections to a large segment of society commonly referred to asd the "((%" as being in direct cahoots with the 1% elite billionaires they claim to oppose. These claims can be proved and stated with authorative clarity.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40M49S</meta:editing-duration>
    <meta:editing-cycles>3</meta:editing-cycles>
    <meta:generator>OpenOffice/4.1.15$Win32 OpenOffice.org_project/4115m2$Build-9813</meta:generator>
    <dc:date>2025-07-30T17:06:42.76</dc:date>
    <meta:document-statistic meta:table-count="0" meta:image-count="0" meta:object-count="0" meta:page-count="2" meta:paragraph-count="11" meta:word-count="761" meta:character-count="4434"/>
    <dc:creator>Joseph Malone</dc:creator>
    <meta:user-defined meta:name="Info 1"/>
    <meta:user-defined meta:name="Info 2"/>
    <meta:user-defined meta:name="Info 3"/>
    <meta:user-defined meta:name="Info 4"/>
  </office:meta>
</office:document-meta>
</file>